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75ac4" officeooo:paragraph-rsid="00075ac4"/>
    </style:style>
    <style:style style:name="P2" style:family="paragraph" style:parent-style-name="Text_20_body" style:list-style-name="List_20_1">
      <style:text-properties officeooo:paragraph-rsid="001e32d8"/>
    </style:style>
    <style:style style:name="P3" style:family="paragraph" style:parent-style-name="Text_20_body" style:list-style-name="List_20_1">
      <style:text-properties officeooo:paragraph-rsid="001fab6d"/>
    </style:style>
    <style:style style:name="P4" style:family="paragraph" style:parent-style-name="Text_20_body" style:list-style-name="List_20_1">
      <style:text-properties officeooo:rsid="00075ac4" officeooo:paragraph-rsid="00075ac4"/>
    </style:style>
    <style:style style:name="P5" style:family="paragraph" style:parent-style-name="Text_20_body" style:list-style-name="List_20_1">
      <style:text-properties officeooo:rsid="0007be7a" officeooo:paragraph-rsid="0007be7a"/>
    </style:style>
    <style:style style:name="P6" style:family="paragraph" style:parent-style-name="Text_20_body">
      <style:text-properties officeooo:rsid="0007be7a" officeooo:paragraph-rsid="0008a1e5"/>
    </style:style>
    <style:style style:name="P7" style:family="paragraph" style:parent-style-name="Text_20_body">
      <style:text-properties officeooo:rsid="0008a1e5" officeooo:paragraph-rsid="000a7583"/>
    </style:style>
    <style:style style:name="P8" style:family="paragraph" style:parent-style-name="Text_20_body">
      <style:text-properties officeooo:rsid="0008a1e5" officeooo:paragraph-rsid="000ed68c"/>
    </style:style>
    <style:style style:name="P9" style:family="paragraph" style:parent-style-name="Text_20_body">
      <style:text-properties officeooo:rsid="0008a1e5" officeooo:paragraph-rsid="001025a2"/>
    </style:style>
    <style:style style:name="P10" style:family="paragraph" style:parent-style-name="Text_20_body">
      <style:text-properties officeooo:rsid="0008a1e5" officeooo:paragraph-rsid="0011dcc1"/>
    </style:style>
    <style:style style:name="P11" style:family="paragraph" style:parent-style-name="Text_20_body">
      <style:text-properties officeooo:rsid="0008a1e5" officeooo:paragraph-rsid="0019d30f"/>
    </style:style>
    <style:style style:name="P12" style:family="paragraph" style:parent-style-name="Text_20_body">
      <style:text-properties officeooo:rsid="000b3bf9" officeooo:paragraph-rsid="000b3bf9"/>
    </style:style>
    <style:style style:name="P13" style:family="paragraph" style:parent-style-name="Text_20_body" style:list-style-name="List_20_1">
      <style:text-properties officeooo:rsid="000b3bf9" officeooo:paragraph-rsid="000b3bf9"/>
    </style:style>
    <style:style style:name="P14" style:family="paragraph" style:parent-style-name="Text_20_body" style:list-style-name="List_20_1">
      <style:text-properties officeooo:rsid="000d1283" officeooo:paragraph-rsid="000d1283"/>
    </style:style>
    <style:style style:name="P15" style:family="paragraph" style:parent-style-name="Text_20_body">
      <style:text-properties officeooo:rsid="000d1283" officeooo:paragraph-rsid="001025a2"/>
    </style:style>
    <style:style style:name="P16" style:family="paragraph" style:parent-style-name="Text_20_body">
      <style:text-properties officeooo:rsid="000ed68c" officeooo:paragraph-rsid="000ed68c"/>
    </style:style>
    <style:style style:name="P17" style:family="paragraph" style:parent-style-name="Text_20_body">
      <style:text-properties officeooo:rsid="001025a2" officeooo:paragraph-rsid="001025a2"/>
    </style:style>
    <style:style style:name="P18" style:family="paragraph" style:parent-style-name="Text_20_body">
      <style:text-properties officeooo:rsid="001025a2" officeooo:paragraph-rsid="0011dcc1"/>
    </style:style>
    <style:style style:name="P19" style:family="paragraph" style:parent-style-name="Text_20_body">
      <style:text-properties officeooo:rsid="0011dcc1" officeooo:paragraph-rsid="0011dcc1"/>
    </style:style>
    <style:style style:name="P20" style:family="paragraph" style:parent-style-name="Text_20_body">
      <style:text-properties officeooo:rsid="0012f882" officeooo:paragraph-rsid="0012f882"/>
    </style:style>
    <style:style style:name="P21" style:family="paragraph" style:parent-style-name="Text_20_body">
      <style:text-properties officeooo:rsid="0012f882" officeooo:paragraph-rsid="00186c25"/>
    </style:style>
    <style:style style:name="P22" style:family="paragraph" style:parent-style-name="Text_20_body">
      <style:text-properties officeooo:rsid="00137c5d" officeooo:paragraph-rsid="00147b93"/>
    </style:style>
    <style:style style:name="P23" style:family="paragraph" style:parent-style-name="Text_20_body">
      <style:text-properties officeooo:rsid="00137c5d" officeooo:paragraph-rsid="00186c25"/>
    </style:style>
    <style:style style:name="P24" style:family="paragraph" style:parent-style-name="Text_20_body">
      <style:text-properties officeooo:rsid="00147b93" officeooo:paragraph-rsid="00147b93"/>
    </style:style>
    <style:style style:name="P25" style:family="paragraph" style:parent-style-name="Text_20_body">
      <style:text-properties officeooo:rsid="00147b93" officeooo:paragraph-rsid="0015c91f"/>
    </style:style>
    <style:style style:name="P26" style:family="paragraph" style:parent-style-name="Text_20_body">
      <style:text-properties officeooo:rsid="0015c91f" officeooo:paragraph-rsid="0015c91f"/>
    </style:style>
    <style:style style:name="P27" style:family="paragraph" style:parent-style-name="Text_20_body">
      <style:text-properties officeooo:rsid="0015c91f" officeooo:paragraph-rsid="0018456c"/>
    </style:style>
    <style:style style:name="P28" style:family="paragraph" style:parent-style-name="Text_20_body">
      <style:text-properties officeooo:rsid="0017e1ee" officeooo:paragraph-rsid="00186c25"/>
    </style:style>
    <style:style style:name="P29" style:family="paragraph" style:parent-style-name="Text_20_body">
      <style:text-properties officeooo:paragraph-rsid="0018456c"/>
    </style:style>
    <style:style style:name="P30" style:family="paragraph" style:parent-style-name="Text_20_body">
      <style:text-properties officeooo:rsid="0018456c" officeooo:paragraph-rsid="0018456c"/>
    </style:style>
    <style:style style:name="P31" style:family="paragraph" style:parent-style-name="Text_20_body">
      <style:text-properties officeooo:rsid="0018456c" officeooo:paragraph-rsid="00186c25"/>
    </style:style>
    <style:style style:name="P32" style:family="paragraph" style:parent-style-name="Text_20_body" style:list-style-name="Numbering_20_1">
      <style:text-properties officeooo:paragraph-rsid="00186c25"/>
    </style:style>
    <style:style style:name="P33" style:family="paragraph" style:parent-style-name="Text_20_body" style:list-style-name="Numbering_20_1">
      <style:text-properties officeooo:rsid="00186c25" officeooo:paragraph-rsid="00186c25"/>
    </style:style>
    <style:style style:name="P34" style:family="paragraph" style:parent-style-name="Text_20_body">
      <style:text-properties officeooo:rsid="0019d30f" officeooo:paragraph-rsid="0019d30f"/>
    </style:style>
    <style:style style:name="P35" style:family="paragraph" style:parent-style-name="Text_20_body">
      <style:text-properties officeooo:rsid="0019d30f" officeooo:paragraph-rsid="001ae95e"/>
    </style:style>
    <style:style style:name="P36" style:family="paragraph" style:parent-style-name="Text_20_body">
      <style:text-properties officeooo:rsid="001ae95e" officeooo:paragraph-rsid="001ae95e"/>
    </style:style>
    <style:style style:name="P37" style:family="paragraph" style:parent-style-name="Text_20_body">
      <style:text-properties officeooo:rsid="001ce085" officeooo:paragraph-rsid="001ce085"/>
    </style:style>
    <style:style style:name="P38" style:family="paragraph" style:parent-style-name="Text_20_body">
      <style:text-properties officeooo:rsid="001ce085" officeooo:paragraph-rsid="001e32d8"/>
    </style:style>
    <style:style style:name="P39" style:family="paragraph" style:parent-style-name="Text_20_body" style:list-style-name="List_20_1">
      <style:text-properties officeooo:rsid="001e32d8" officeooo:paragraph-rsid="001e32d8"/>
    </style:style>
    <style:style style:name="P40" style:family="paragraph" style:parent-style-name="Text_20_body" style:list-style-name="List_20_1">
      <style:text-properties officeooo:rsid="001fab6d" officeooo:paragraph-rsid="001fab6d"/>
    </style:style>
    <style:style style:name="P41" style:family="paragraph" style:parent-style-name="Heading_20_3">
      <style:text-properties officeooo:rsid="0007be7a" officeooo:paragraph-rsid="0008a1e5"/>
    </style:style>
    <style:style style:name="P42" style:family="paragraph" style:parent-style-name="Heading_20_3">
      <style:text-properties officeooo:paragraph-rsid="0008a1e5"/>
    </style:style>
    <style:style style:name="P43" style:family="paragraph" style:parent-style-name="Heading_20_3">
      <style:text-properties officeooo:paragraph-rsid="0019d30f"/>
    </style:style>
    <style:style style:name="P44" style:family="paragraph" style:parent-style-name="Heading_20_2">
      <style:text-properties officeooo:rsid="0008a1e5" officeooo:paragraph-rsid="0008a1e5"/>
    </style:style>
    <style:style style:name="P45" style:family="paragraph" style:parent-style-name="Heading_20_2">
      <style:text-properties officeooo:paragraph-rsid="0012f882"/>
    </style:style>
    <style:style style:name="P46" style:family="paragraph" style:parent-style-name="Heading_20_4">
      <style:text-properties officeooo:paragraph-rsid="0015c91f"/>
    </style:style>
    <style:style style:name="P47" style:family="paragraph" style:parent-style-name="Heading_20_4">
      <style:text-properties officeooo:paragraph-rsid="00186c25"/>
    </style:style>
    <style:style style:name="T1" style:family="text">
      <style:text-properties officeooo:rsid="0008a1e5"/>
    </style:style>
    <style:style style:name="T2" style:family="text">
      <style:text-properties officeooo:rsid="000a7583"/>
    </style:style>
    <style:style style:name="T3" style:family="text">
      <style:text-properties officeooo:rsid="000d1283"/>
    </style:style>
    <style:style style:name="T4" style:family="text">
      <style:text-properties officeooo:rsid="000ed68c"/>
    </style:style>
    <style:style style:name="T5" style:family="text">
      <style:text-properties officeooo:rsid="001025a2"/>
    </style:style>
    <style:style style:name="T6" style:family="text">
      <style:text-properties officeooo:rsid="0011dcc1"/>
    </style:style>
    <style:style style:name="T7" style:family="text">
      <style:text-properties officeooo:rsid="0012f882"/>
    </style:style>
    <style:style style:name="T8" style:family="text">
      <style:text-properties officeooo:rsid="00137c5d"/>
    </style:style>
    <style:style style:name="T9" style:family="text">
      <style:text-properties fo:font-weight="bold" style:font-weight-asian="bold" style:font-weight-complex="bold"/>
    </style:style>
    <style:style style:name="T10" style:family="text">
      <style:text-properties fo:font-weight="bold" officeooo:rsid="0015c91f" style:font-weight-asian="bold" style:font-weight-complex="bold"/>
    </style:style>
    <style:style style:name="T11" style:family="text">
      <style:text-properties officeooo:rsid="00147b93"/>
    </style:style>
    <style:style style:name="T12" style:family="text">
      <style:text-properties officeooo:rsid="0015c91f"/>
    </style:style>
    <style:style style:name="T13" style:family="text">
      <style:text-properties officeooo:rsid="0017e1ee"/>
    </style:style>
    <style:style style:name="T14" style:family="text">
      <style:text-properties officeooo:rsid="0018456c"/>
    </style:style>
    <style:style style:name="T15" style:family="text">
      <style:text-properties fo:font-style="italic" style:font-style-asian="italic" style:font-style-complex="italic"/>
    </style:style>
    <style:style style:name="T16" style:family="text">
      <style:text-properties officeooo:rsid="00186c25"/>
    </style:style>
    <style:style style:name="T17" style:family="text">
      <style:text-properties officeooo:rsid="0019d30f"/>
    </style:style>
    <style:style style:name="T18" style:family="text">
      <style:text-properties officeooo:rsid="001ae95e"/>
    </style:style>
    <style:style style:name="T19" style:family="text">
      <style:text-properties officeooo:rsid="001ce085"/>
    </style:style>
    <style:style style:name="T20" style:family="text">
      <style:text-properties officeooo:rsid="001e32d8"/>
    </style:style>
    <style:style style:name="T21" style:family="text">
      <style:text-properties style:text-position="sub 58%"/>
    </style:style>
    <style:style style:name="T22" style:family="text">
      <style:text-properties style:text-position="sub 58%" style:font-size-asian="10.5pt"/>
    </style:style>
    <style:style style:name="T23" style:family="text">
      <style:text-properties style:text-position="sub 58%" officeooo:rsid="001e32d8" style:font-size-asian="10.5pt"/>
    </style:style>
    <style:style style:name="T24" style:family="text">
      <style:text-properties style:text-position="sub 58%" officeooo:rsid="001e32d8"/>
    </style:style>
    <style:style style:name="T25" style:family="text">
      <style:text-properties style:text-position="sub 58%" officeooo:rsid="001fab6d"/>
    </style:style>
    <style:style style:name="T26" style:family="text">
      <style:text-properties officeooo:rsid="001fab6d"/>
    </style:style>
    <style:style style:name="T27" style:family="text">
      <style:text-properties style:text-position="0% 100%" officeooo:rsid="001e32d8" style:font-size-asian="10.5pt"/>
    </style:style>
    <style:style style:name="T28" style:family="text">
      <style:text-properties style:text-position="0% 100%" officeooo:rsid="001fab6d" style:font-size-asian="10.5pt"/>
    </style:style>
    <style:style style:name="T29" style:family="text">
      <style:text-properties officeooo:rsid="001fe7b3"/>
    </style:style>
    <style:style style:name="T30" style:family="text">
      <style:text-properties officeooo:rsid="00206f7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verview</text:h>
      <text:h text:style-name="P41" text:outline-level="3">What <text:span text:style-name="T29">it</text:span> is</text:h>
      <text:p text:style-name="P6">Climate Explorer is an interactive web application that runs in your browser. <text:span text:style-name="T30">It displays data derived from climate models in a variety of ways, including maps, graphs and data tables.</text:span></text:p>
      <text:h text:style-name="P42" text:outline-level="3">Purpose</text:h>
      <text:p text:style-name="P1">Climate Explorer’s purpose is to help <text:span text:style-name="T1">you</text:span> do the following things:</text:p>
      <text:list xml:id="list2339998116509761827" text:style-name="List_20_1">
        <text:list-item>
          <text:p text:style-name="P4">Discover what data derived from climate models is available through the tool.</text:p>
        </text:list-item>
        <text:list-item>
          <text:p text:style-name="P4">Select datasets based on the model that produced the data, the emissions scenario that drove the model, and the variable of interest.</text:p>
        </text:list-item>
        <text:list-item>
          <text:p text:style-name="P4">Visualize a selected dataset in a variety of ways, including: </text:p>
          <text:list>
            <text:list-item>
              <text:p text:style-name="P4">geospatially (on an interactive map)</text:p>
            </text:list-item>
            <text:list-item>
              <text:p text:style-name="P4">as one or more graphs, typically presenting change over time</text:p>
            </text:list-item>
            <text:list-item>
              <text:p text:style-name="P4">as a statistical summary table</text:p>
            </text:list-item>
          </text:list>
        </text:list-item>
        <text:list-item>
          <text:p text:style-name="P5">Download the data shown in a visualization as an Excel compatible table or a CSV file.</text:p>
        </text:list-item>
      </text:list>
      <text:h text:style-name="Heading_20_3" text:outline-level="3">Application elements</text:h>
      <text:p text:style-name="P16">It helps to have a little terminology for the various parts of the Climate Explorer application.</text:p>
      <text:p text:style-name="P16">– image here –</text:p>
      <text:h text:style-name="P44" text:outline-level="2">Datasets and <text:span text:style-name="T4">data </text:span>filtering</text:h>
      <text:p text:style-name="P7">Climate Explorer <text:span text:style-name="T2">has a huge base of data available—far too much to present usefully in any single view. A selection (filtering) process must come between data and presentation.</text:span></text:p>
      <text:h text:style-name="P43" text:outline-level="3">Datasets</text:h>
      <text:p text:style-name="P11"><text:span text:style-name="T2">A </text:span><text:span text:style-name="Term"><text:span text:style-name="T2">dataset</text:span></text:span><text:span text:style-name="T2"> is a collection of data for a specific model, emissions scenario, and variable, model run, and time period. It comprises values of the variable for specific points in space and time, usually over a regular spatial grid and sequence of time points. </text:span></text:p>
      <text:p text:style-name="P11"><text:span text:style-name="T2">Specifically, a dataset is a collection of geospatial (longitude-latitude) grids. Each grid holds the data for a particular time. (Conversely, you could think of a dataset as a geospatial grid of time series, but the data is in fact stored as a grid per time value.)</text:span></text:p>
      <text:h text:style-name="P43" text:outline-level="3"><text:soft-page-break/><text:span text:style-name="T4">Dataset f</text:span>iltering</text:h>
      <text:p text:style-name="P7"><text:span text:style-name="T2">The first step of any effort to examine all the available data is to select a smaller, more digestible subset of it to be examined. This selection goes by the name of </text:span><text:span text:style-name="Term"><text:span text:style-name="T2">dataset filtering</text:span></text:span><text:span text:style-name="T2"> or just </text:span><text:span text:style-name="Term"><text:span text:style-name="T2">filtering</text:span></text:span><text:span text:style-name="T2">. </text:span></text:p>
      <text:p text:style-name="P12">The criteria <text:span text:style-name="T4">by which datasets are</text:span> filt<text:span text:style-name="T4">ered</text:span> <text:s/>are:</text:p>
      <text:list xml:id="list145332716304624" text:continue-numbering="true" text:style-name="List_20_1">
        <text:list-item>
          <text:p text:style-name="P13">Model: Which GCM produced the base data for the dataset. (Almost all data available in Climate Explorer is further processed from this base data. Specifically, most of the data available has been downscaled from the relatively coarse global grid of the GCM to a finer grid suited to regional analysis. Other post-processing includes forming long-term averages and forming derived variables such as climate indices.)</text:p>
        </text:list-item>
        <text:list-item>
          <text:p text:style-name="P13">Emissions Scenario: Which <text:span text:style-name="T3">scenario of climate-changing emissions (greenhouse gases, etc.) was used as an input to the model runs.</text:span></text:p>
        </text:list-item>
        <text:list-item>
          <text:p text:style-name="P13">Variable<text:span text:style-name="T3">(s)</text:span>: <text:span text:style-name="T3">Which output variable(s) from the model runs you are interested in. (For example: maximum temperature, precipitation, number of frost-free days.)</text:span></text:p>
        </text:list-item>
      </text:list>
      <text:p text:style-name="P8"><text:span text:style-name="T2">The result of data filtering is a collection of one or more </text:span><text:span text:style-name="Term"><text:span text:style-name="T2">datasets</text:span></text:span><text:span text:style-name="T2">. </text:span></text:p>
      <text:h text:style-name="Heading_20_4" text:outline-level="4">Distinguishing datasets within a filtered collection</text:h>
      <text:p text:style-name="P15">Filtering (<text:span text:style-name="T4">by </text:span>model, emissions scenario, variable) in general results in more than one dataset. </text:p>
      <text:p text:style-name="P15"><text:span text:style-name="T4">I</text:span>ndividual datasets <text:span text:style-name="T5">within a filtered collection are </text:span>characterized by:</text:p>
      <text:list xml:id="list145332638833340" text:continue-numbering="true" text:style-name="List_20_1">
        <text:list-item>
          <text:p text:style-name="P14"><text:span text:style-name="T4">Model R</text:span>un: <text:span text:style-name="T4">explain</text:span></text:p>
        </text:list-item>
        <text:list-item>
          <text:p text:style-name="P14">Time <text:span text:style-name="T4">P</text:span>eriod: <text:span text:style-name="T4">The time the dataset spans.</text:span></text:p>
        </text:list-item>
      </text:list>
      <text:h text:style-name="Heading_20_2" text:outline-level="2">Data <text:span text:style-name="T5">presentations</text:span></text:h>
      <text:p text:style-name="P20">Climate Explorer presents data in several different ways. The following is a summary of the different presentations available.</text:p>
      <text:h text:style-name="Heading_20_3" text:outline-level="3">Data <text:span text:style-name="T7">M</text:span>ap</text:h>
      <text:p text:style-name="P9">The <text:span text:style-name="T7">Data Map</text:span> <text:span text:style-name="T3">is an interactive</text:span> <text:span text:style-name="T3">web</text:span> map that <text:span text:style-name="T6">presents</text:span> one or two<text:span text:style-name="T3"> </text:span>datasets <text:span text:style-name="T5">selected from the filtered collection. It shows a spatial slice of the data for a specific point in time.</text:span></text:p>
      <text:p text:style-name="P9"><text:span text:style-name="T5">A single variable (or the primary variable in a comparison view) is represented as a grid of coloured blocks overlaid on the base map. Colours encode the variable’s value.</text:span></text:p>
      <text:p text:style-name="P10"><text:span text:style-name="T5">The secondary variable (in a comparison view) is represented as a set of isolines (contours of constant value) overlaid on the base map. Isolines are colour-coded by value.</text:span></text:p>
      <text:p text:style-name="P20">The data map is the most complex data presentation tool, and has a substantial collection of generic web mapping features and data presentation features. See below for details of these features.</text:p>
      <text:h text:style-name="Heading_20_3" text:outline-level="3"><text:soft-page-break/>Data <text:span text:style-name="T7">G</text:span>raphs</text:h>
      <text:p text:style-name="P17">A data graph typically <text:span text:style-name="T6">presents</text:span> a <text:span text:style-name="T7">non-spatial</text:span> view of <text:span text:style-name="T7">one or more datasets</text:span>. <text:span text:style-name="T7">Typically this view is temporal, that is, it is a graph with time as the horizontal axis.</text:span></text:p>
      <text:p text:style-name="P17">Depending on the <text:span text:style-name="T7">specific </text:span>graph, <text:span text:style-name="T7">m</text:span>ore than one dataset may be represented. This is useful for comparing <text:s/>datasets <text:span text:style-name="T17">and/</text:span>or giving context to the dataset(s) displayed in the data map.</text:p>
      <text:p text:style-name="P17"><text:span text:style-name="T6">IMPORTANT: Spatial averaging: </text:span>Data shown in all graphs is averaged over either the entire spatial extent of the dataset or over the spatial extent you select by drawing a polygon on the map.</text:p>
      <text:h text:style-name="Heading_20_3" text:outline-level="3">Statistical Summary</text:h>
      <text:p text:style-name="P19">The <text:span text:style-name="T7">S</text:span>tatistical <text:span text:style-name="T7">S</text:span>ummary table presents a statistical summary of a single dataset. The summary includes <text:span text:style-name="T17">the usual</text:span> statistics such as mean, minimum, maximum, standard deviation, etc.</text:p>
      <text:p text:style-name="P18"><text:span text:style-name="T6">IMPORTANT: Spatial averaging: </text:span>Data <text:span text:style-name="T6">summarized in this table</text:span> is averaged over either the entire spatial extent of the dataset or over the spatial extent you select by drawing a polygon on the map.</text:p>
      <text:h text:style-name="Heading_20_2" text:outline-level="2">Data Map <text:span text:style-name="T7">f</text:span>eatures</text:h>
      <text:h text:style-name="Heading_20_3" text:outline-level="3">Map <text:span text:style-name="T7">t</text:span>ools</text:h>
      <text:p text:style-name="P20">On the left-hand side of the map you will find a standard selection of web map tools.</text:p>
      <text:p text:style-name="P25"><text:span text:style-name="T9">Note </text:span><text:span text:style-name="T10">on terminology</text:span>: “<text:span text:style-name="T12">Layer”: </text:span>Technically a polygon is a “map layer.” You only need to know this because it is the terminology used in the the tooltips for <text:span text:style-name="T12">the various polygon-drawing</text:span> tool<text:span text:style-name="T12">s</text:span>. Read “layer” as “polygon.”</text:p>
      <text:h text:style-name="Heading_20_4" text:outline-level="4">Zoom In / Zoom Out</text:h>
      <text:h text:style-name="Heading_20_4" text:outline-level="4"><text:span text:style-name="T8">Draw</text:span> <text:span text:style-name="T16">Polygon</text:span></text:h>
      <text:p text:style-name="P21"><text:span text:style-name="T8">Draw a general polygon on the map. </text:span></text:p>
      <text:list xml:id="list4284957630209374185" text:style-name="Numbering_20_1">
        <text:list-item>
          <text:p text:style-name="P32"><text:span text:style-name="T8">Click to place a corner of the polygon. </text:span></text:p>
        </text:list-item>
        <text:list-item>
          <text:p text:style-name="P32"><text:span text:style-name="T8">Click on the first point placed to complete the polygon. </text:span></text:p>
        </text:list-item>
      </text:list>
      <text:h text:style-name="P47" text:outline-level="4"><text:span text:style-name="T8">Draw</text:span> <text:span text:style-name="T16">Rectangle</text:span></text:h>
      <text:p text:style-name="P23">Draw a rectang<text:span text:style-name="T16">ular</text:span> on the map. <text:span text:style-name="T16">(It is a rectangle in pixel coordinates, not in projection coordinates.)</text:span></text:p>
      <text:list xml:id="list145333649579873" text:continue-list="list4284957630209374185" text:style-name="Numbering_20_1">
        <text:list-item text:start-value="1">
          <text:p text:style-name="P32"><text:span text:style-name="T8">Click on one corner, drag to the opposite corner and release.</text:span></text:p>
        </text:list-item>
      </text:list>
      <text:p text:style-name="P24"><text:span text:style-name="T9">Circle Marker</text:span>: <text:span text:style-name="T15">Not used in this application. To be removed at a future date.</text:span></text:p>
      <text:h text:style-name="Heading_20_4" text:outline-level="4">Edit Polygon</text:h>
      <text:p text:style-name="P22">Edit an existing polygon on the map. </text:p>
      <text:p text:style-name="P22"><text:soft-page-break/>This appears not to work (Save does not function; only Cancel). <text:span text:style-name="T11">Workaround: Delete your erroneous polygon and draw it again.</text:span></text:p>
      <text:h text:style-name="Heading_20_4" text:outline-level="4">Delete Polygons <text:span text:style-name="T11">(Layers)</text:span></text:h>
      <text:p text:style-name="P27">To delete a single polygon: </text:p>
      <text:list xml:id="list145332468066578" text:continue-list="list145333649579873" text:style-name="Numbering_20_1">
        <text:list-item text:start-value="1">
          <text:p text:style-name="P32"><text:span text:style-name="T14">Click the Delete Polygons button. </text:span></text:p>
        </text:list-item>
        <text:list-item>
          <text:p text:style-name="P32"><text:span text:style-name="T14">The mouse cursor becomes a pointer. Save and Cancel buttons appear beside the Delete Polygons button.</text:span></text:p>
        </text:list-item>
        <text:list-item>
          <text:p text:style-name="P32"><text:span text:style-name="T14">Click on the polygon to delete.</text:span></text:p>
        </text:list-item>
        <text:list-item>
          <text:p text:style-name="P33">The selected polygon disappears.</text:p>
        </text:list-item>
        <text:list-item>
          <text:p text:style-name="P32"><text:span text:style-name="T16">Click the Save button beside the Delete Polygons button.</text:span></text:p>
        </text:list-item>
      </text:list>
      <text:p text:style-name="P26">To delete all polygons, click the Clear All button.</text:p>
      <text:p text:style-name="P26">To cancel (individual) deletions and close the tool, click Cancel.</text:p>
      <text:h text:style-name="P46" text:outline-level="4">Import <text:span text:style-name="T12">Polygon</text:span></text:h>
      <text:p text:style-name="P29"><text:span text:style-name="T13">Imports a polygon defined in an external file. </text:span>Accepts a zipped Shapefile or a <text:span text:style-name="T14">GeoJSON</text:span> <text:span text:style-name="T14">file</text:span> <text:span text:style-name="T14">containing a single </text:span>Feature (not <text:span text:style-name="T14">a </text:span>FeatureCollection).</text:p>
      <text:p text:style-name="P28">To import a polygon: </text:p>
      <text:list xml:id="list145331919134605" text:continue-list="list145332468066578" text:style-name="Numbering_20_1">
        <text:list-item text:start-value="1">
          <text:p text:style-name="P32"><text:span text:style-name="T14">Click the Import Polygon button.</text:span></text:p>
        </text:list-item>
        <text:list-item>
          <text:p text:style-name="P32"><text:span text:style-name="T14">Click Choose File. </text:span></text:p>
        </text:list-item>
        <text:list-item>
          <text:p text:style-name="P32"><text:span text:style-name="T14">Navigate to and select the file containing the polygon definition. </text:span></text:p>
        </text:list-item>
        <text:list-item>
          <text:p text:style-name="P32"><text:span text:style-name="T14">Click OK. </text:span></text:p>
        </text:list-item>
        <text:list-item>
          <text:p text:style-name="P32"><text:span text:style-name="T14">The imported polygon is added to your map.</text:span></text:p>
        </text:list-item>
      </text:list>
      <text:h text:style-name="P46" text:outline-level="4">Export Polygon</text:h>
      <text:p text:style-name="P30">Exports a polygon in one of the following formats: Shapfile, GeoJSON, WKT, KML, GPX.</text:p>
      <text:p text:style-name="P31">To export a polygon: </text:p>
      <text:list xml:id="list145332283675685" text:continue-list="list145331919134605" text:style-name="Numbering_20_1">
        <text:list-item text:start-value="1">
          <text:p text:style-name="P32"><text:span text:style-name="T14">Click the Export Polygon button.</text:span></text:p>
        </text:list-item>
        <text:list-item>
          <text:p text:style-name="P33">Click a button for the desired export file format. </text:p>
        </text:list-item>
        <text:list-item>
          <text:p text:style-name="P33">Navigate to the desired location to save the file and enter a name for the file.</text:p>
        </text:list-item>
        <text:list-item>
          <text:p text:style-name="P33">Click Save. </text:p>
        </text:list-item>
        <text:list-item>
          <text:p text:style-name="P33">The polygon on your map is saved to the file in the selected format.</text:p>
        </text:list-item>
      </text:list>
      <text:h text:style-name="Heading_20_3" text:outline-level="3"><text:soft-page-break/>Colour <text:span text:style-name="T7">s</text:span>cales and <text:span text:style-name="T7">a</text:span>utoscaling</text:h>
      <text:p text:style-name="P34">On the right-hand side of the map, you will find one or two colour scale <text:span text:style-name="T20">references </text:span>and the autoscale (AS) button.</text:p>
      <text:h text:style-name="Heading_20_4" text:outline-level="4">Colour <text:span text:style-name="T7">s</text:span>cales</text:h>
      <text:p text:style-name="P37">A <text:span text:style-name="Term">colour scale</text:span> is a mapping between values that points in the dataset can take on and the colour displayed on the map to represent that data point.</text:p>
      <text:p text:style-name="P38">Mappings from data value to colour essentially treat colour as one-dimensional real variable ranging from 0 (first colour) to 1 (last colour). <text:span text:style-name="T20">For the purposes of discussion, we call this colour variable the “colour index.”</text:span></text:p>
      <text:p text:style-name="P38"><text:span text:style-name="T20">In general, a colour scale maps data values lying between chosen minimum and maximum values, V</text:span><text:span text:style-name="T23">min</text:span><text:span text:style-name="T20"> and V</text:span><text:span text:style-name="T24">max</text:span><text:span text:style-name="T20">, respectively. Those values are usually determined by the value range of the dataset. Sometimes they are actually the dataset minimum and maximum values; sometimes they are derived from other, comparison datasets. To convey the maximum amount of information to the human user, the minimum and maximum values should be close to the dataset’s minimum and maximum values.</text:span></text:p>
      <text:p text:style-name="P37">We offer two different types of color scale, linear and logarithmic. These are distinguished by how data values are mapped onto the <text:span text:style-name="T20">colour index:</text:span></text:p>
      <text:list xml:id="list145332264191884" text:continue-list="list145332638833340" text:style-name="List_20_1">
        <text:list-item>
          <text:p text:style-name="P2"><text:span text:style-name="T19">Linear: Maps the value of the data point linearly to colour index, with V</text:span><text:span text:style-name="T23">min</text:span><text:span text:style-name="T19"> mapping to colour index 0, and V</text:span><text:span text:style-name="T24">max</text:span><text:span text:style-name="T19"> mapping to colour index 1.</text:span></text:p>
        </text:list-item>
        <text:list-item>
          <text:p text:style-name="P39">Logarithmic: Maps the logarithm of the data point linearly to colour index, <text:span text:style-name="T19">with </text:span>log(<text:span text:style-name="T19">V</text:span><text:span text:style-name="T22">min</text:span>) <text:span text:style-name="T19">mapping to colour index 0, and </text:span>log(<text:span text:style-name="T19">V</text:span><text:span text:style-name="T21">max</text:span>) <text:span text:style-name="T19">mapping to colour index 1.</text:span></text:p>
        </text:list-item>
      </text:list>
      <text:h text:style-name="Heading_20_4" text:outline-level="4">Colour scale references</text:h>
      <text:p text:style-name="P35">A <text:span text:style-name="Term">colour scale </text:span><text:span text:style-name="Term"><text:span text:style-name="T20">reference</text:span></text:span> <text:span text:style-name="T20">is a map tool that </text:span>shows the relationship between <text:span text:style-name="T18">a colour displayed on the map and the value of the data (variable) represented by that colour. Three representative data values are shown to the left of the colour band: </text:span></text:p>
      <text:list xml:id="list145332305985361" text:continue-numbering="true" text:style-name="List_20_1">
        <text:list-item>
          <text:p text:style-name="P3"><text:span text:style-name="T26">Top: V</text:span><text:span text:style-name="T25">max</text:span></text:p>
        </text:list-item>
        <text:list-item>
          <text:p text:style-name="P3"><text:span text:style-name="T26">Middle: Mean value.</text:span></text:p>
          <text:list>
            <text:list-item>
              <text:p text:style-name="P3"><text:span text:style-name="T26">If linear colour scale, arithmetic mean = (V</text:span><text:span text:style-name="T23">min</text:span><text:span text:style-name="T27"> </text:span><text:span text:style-name="T28">+ </text:span><text:span text:style-name="T26">V</text:span><text:span text:style-name="T25">max</text:span><text:span text:style-name="T26">)/2.</text:span></text:p>
            </text:list-item>
            <text:list-item>
              <text:p text:style-name="P3"><text:span text:style-name="T26">If logarithmic colour scale, geometric mean = <text:s/>sqrt(V</text:span><text:span text:style-name="T23">min</text:span><text:span text:style-name="T27"> *</text:span><text:span text:style-name="T28"> </text:span><text:span text:style-name="T26">V</text:span><text:span text:style-name="T25">max</text:span><text:span text:style-name="T26">).</text:span></text:p>
            </text:list-item>
          </text:list>
        </text:list-item>
        <text:list-item>
          <text:p text:style-name="P40">Bottom: <text:s/><text:span text:style-name="T19">V</text:span><text:span text:style-name="T23">min</text:span></text:p>
        </text:list-item>
      </text:list>
      <text:p text:style-name="P34">When only one variable is displayed on the map (as coloured blocks), there is one colour scale <text:span text:style-name="T26">reference</text:span>.</text:p>
      <text:p text:style-name="P34">When two variables are displayed on the map (coloured blocks and isolines), there are two colour scale <text:span text:style-name="T26">reference</text:span>s. The upper <text:span text:style-name="T26">reference</text:span> is for <text:span text:style-name="T18">isolines and the lower reference is for colour blocks.</text:span></text:p>
      <text:p text:style-name="P36"><text:soft-page-break/></text:p>
      <text:h text:style-name="P45" text:outline-level="2">Data available in Climate Explorer</text:h>
      <text:h text:style-name="P45" text:outline-level="2">Meanings of <text:span text:style-name="T29">v</text:span>ariables</text:h>
      <text:h text:style-name="P45" text:outline-level="2"/>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rm" style:family="text">
      <style:text-properties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d Glover</meta:initial-creator>
    <meta:creation-date>2018-09-18T14:55:41.571925326</meta:creation-date>
    <dc:date>2018-09-19T14:53:31.812832753</dc:date>
    <dc:creator>Rod Glover</dc:creator>
    <meta:editing-duration>PT34M37S</meta:editing-duration>
    <meta:editing-cycles>8</meta:editing-cycles>
    <meta:generator>LibreOffice/5.1.6.2$Linux_X86_64 LibreOffice_project/10m0$Build-2</meta:generator>
    <meta:document-statistic meta:table-count="0" meta:image-count="0" meta:object-count="0" meta:page-count="6" meta:paragraph-count="107" meta:word-count="1533" meta:character-count="9088" meta:non-whitespace-character-count="7675"/>
  </office:meta>
</office:document-meta>
</file>